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8cm" fo:min-width="3.72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1.343cm"/>
    </style:style>
    <style:style style:name="gr4" style:family="graphic" style:parent-style-name="standard">
      <style:graphic-properties draw:textarea-horizontal-align="justify" draw:textarea-vertical-align="middle" draw:auto-grow-height="false" fo:min-height="1.277cm" fo:min-width="3.7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fill-color="#00cc33" draw:textarea-horizontal-align="justify" draw:textarea-vertical-align="middle" draw:auto-grow-height="false" fo:min-height="1.401cm" fo:min-width="1.786cm"/>
    </style:style>
    <style:style style:name="gr7" style:family="graphic" style:parent-style-name="standard">
      <style:graphic-properties draw:textarea-horizontal-align="justify" draw:textarea-vertical-align="middle" draw:auto-grow-height="false" fo:min-height="1.188cm" fo:min-width="4.081cm"/>
    </style:style>
    <style:style style:name="gr8" style:family="graphic" style:parent-style-name="standard">
      <style:graphic-properties draw:stroke="none" svg:stroke-color="#000000" draw:fill="none" draw:fill-color="#ffffff" fo:min-height="0.8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cc33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.969cm" svg:height="2.032cm" svg:x="17.256cm" svg:y="13.065cm">
          <text:p text:style-name="P1">Get training s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0.241cm" svg:y1="4.048cm" svg:x2="20.24cm" svg:y2="6.969cm" draw:start-shape="id1" draw:start-glue-point="8" draw:end-shape="id2" draw:end-glue-point="4" svg:d="M20241 4048l-1 2921" svg:viewBox="0 0 2 2922">
          <text:p/>
        </draw:connector>
        <draw:custom-shape draw:style-name="gr1" draw:text-style-name="P1" xml:id="id4" draw:id="id4" draw:layer="layout" svg:width="5.969cm" svg:height="2.032cm" svg:x="17.256cm" svg:y="17.256cm">
          <text:p text:style-name="P1">Separate x and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0.241cm" svg:y1="15.097cm" svg:x2="20.241cm" svg:y2="17.256cm" draw:start-shape="id3" draw:start-glue-point="8" draw:end-shape="id4" draw:end-glue-point="4" svg:d="M20241 15097v2159" svg:viewBox="0 0 1 2160">
          <text:p/>
        </draw:connector>
        <draw:custom-shape draw:style-name="gr3" draw:text-style-name="P3" xml:id="id2" draw:id="id2" draw:layer="layout" svg:width="3.683cm" svg:height="3.556cm" svg:x="18.399cm" svg:y="6.969cm">
          <text:p text:style-name="P3"><text:span text:style-name="T1">Is a </text:span><text:span text:style-name="T1">CS</text:span><text:span text:style-name="T1">V </text:span></text:p>
          <text:p text:style-name="P3"><text:span text:style-name="T1">give</text:span><text:span text:style-name="T1">n ?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" draw:id="id1" draw:layer="layout" svg:width="5.969cm" svg:height="2.159cm" svg:x="17.256cm" svg:y="1.889cm">
          <text:p text:style-name="P1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0.24cm" svg:y1="10.525cm" svg:x2="20.24cm" svg:y2="13.065cm" draw:start-shape="id2" draw:start-glue-point="6" draw:end-shape="id3" svg:d="M20240 10525v2540" svg:viewBox="0 0 1 2541">
          <text:p/>
        </draw:connector>
        <draw:frame draw:style-name="gr5" draw:text-style-name="P4" draw:layer="layout" svg:width="1.535cm" svg:height="0.962cm" svg:x="18.515cm" svg:y="11.087cm">
          <draw:text-box>
            <text:p>Yes</text:p>
          </draw:text-box>
        </draw:frame>
        <draw:custom-shape draw:style-name="gr6" draw:text-style-name="P5" xml:id="id5" draw:id="id5" draw:layer="layout" svg:width="2.286cm" svg:height="1.651cm" svg:x="25.765cm" svg:y="2.143cm">
          <text:p text:style-name="P1">CSV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25.765cm" svg:y1="2.968cm" svg:x2="23.225cm" svg:y2="2.969cm" draw:start-shape="id5" draw:start-glue-point="3" draw:end-shape="id1" draw:end-glue-point="10" svg:d="M25765 2968l-2540 1" svg:viewBox="0 0 2541 2">
          <text:p/>
        </draw:connector>
        <draw:custom-shape draw:style-name="gr7" draw:text-style-name="P1" xml:id="id6" draw:id="id6" draw:layer="layout" svg:width="6.477cm" svg:height="2.032cm" svg:x="29.575cm" svg:y="7.731cm">
          <text:p text:style-name="P1">Generate training s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2.082cm" svg:y1="8.747cm" svg:x2="29.575cm" svg:y2="8.747cm" draw:start-shape="id2" draw:start-glue-point="7" draw:end-shape="id6" svg:d="M22082 8747h7493" svg:viewBox="0 0 7494 1">
          <text:p/>
        </draw:connector>
        <draw:frame draw:style-name="gr8" draw:text-style-name="P4" draw:layer="layout" svg:width="1.397cm" svg:height="1.089cm" svg:x="24.749cm" svg:y="7.785cm">
          <draw:text-box>
            <text:p>No</text:p>
          </draw:text-box>
        </draw:frame>
        <draw:custom-shape draw:style-name="gr1" draw:text-style-name="P1" xml:id="id8" draw:id="id8" draw:layer="layout" svg:width="5.969cm" svg:height="2.032cm" svg:x="44.307cm" svg:y="5.427cm">
          <text:p text:style-name="P1">Aeromap analy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3.683cm" svg:height="3.556cm" svg:x="38.022cm" svg:y="6.969cm">
          <text:p text:style-name="P3"><text:span text:style-name="T1">Is it for </text:span></text:p>
          <text:p text:style-name="P3"><text:span text:style-name="T1">aeromap</text:span></text:p>
          <text:p text:style-name="P3"><text:span text:style-name="T1">only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9" draw:id="id9" draw:layer="layout" svg:width="5.969cm" svg:height="2.032cm" svg:x="44.307cm" svg:y="10.028cm">
          <text:p text:style-name="P1">Do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6.052cm" svg:y1="8.747cm" svg:x2="38.022cm" svg:y2="8.747cm" draw:start-shape="id6" draw:start-glue-point="10" draw:end-shape="id7" draw:end-glue-point="5" svg:d="M36052 8747h1970" svg:viewBox="0 0 1971 1">
          <text:p/>
        </draw:connector>
        <draw:connector draw:style-name="gr2" draw:text-style-name="P2" draw:layer="layout" svg:x1="39.863cm" svg:y1="6.969cm" svg:x2="44.307cm" svg:y2="6.443cm" draw:start-shape="id7" draw:start-glue-point="4" draw:end-shape="id8" draw:end-glue-point="6" svg:d="M39863 6969v-526h4444" svg:viewBox="0 0 4445 527">
          <text:p/>
        </draw:connector>
        <draw:connector draw:style-name="gr2" draw:text-style-name="P2" draw:layer="layout" svg:x1="39.863cm" svg:y1="10.525cm" svg:x2="44.307cm" svg:y2="11.044cm" draw:start-shape="id7" draw:start-glue-point="6" draw:end-shape="id9" draw:end-glue-point="6" svg:d="M39863 10525v519h4444" svg:viewBox="0 0 4445 520">
          <text:p/>
        </draw:connector>
        <draw:custom-shape draw:style-name="gr1" draw:text-style-name="P1" xml:id="id10" draw:id="id10" draw:layer="layout" svg:width="5.969cm" svg:height="2.032cm" svg:x="53.507cm" svg:y="7.528cm">
          <text:p text:style-name="P1">Generate CS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0.276cm" svg:y1="6.443cm" svg:x2="53.507cm" svg:y2="8.544cm" draw:start-shape="id8" draw:start-glue-point="10" draw:end-shape="id10" draw:end-glue-point="6" svg:d="M50276 6443h1615v2101h1616" svg:viewBox="0 0 3232 2102">
          <text:p/>
        </draw:connector>
        <draw:connector draw:style-name="gr2" draw:text-style-name="P2" draw:layer="layout" svg:x1="50.276cm" svg:y1="11.044cm" svg:x2="53.507cm" svg:y2="8.544cm" draw:start-shape="id9" draw:start-glue-point="10" draw:end-shape="id10" draw:end-glue-point="6" svg:d="M50276 11044h1615v-2500h1616" svg:viewBox="0 0 3232 2501">
          <text:p/>
        </draw:connector>
        <draw:connector draw:style-name="gr2" draw:text-style-name="P2" draw:layer="layout" svg:x1="56.492cm" svg:y1="9.56cm" svg:x2="23.225cm" svg:y2="14.081cm" draw:start-shape="id10" draw:start-glue-point="8" draw:end-shape="id3" draw:end-glue-point="10" svg:d="M56492 9560v4521h-33267" svg:viewBox="0 0 33268 45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07:35:21.056950608</meta:creation-date>
    <dc:date>2020-06-11T10:28:26.200926568</dc:date>
    <meta:editing-duration>PT30M49S</meta:editing-duration>
    <meta:editing-cycles>7</meta:editing-cycles>
    <meta:generator>LibreOffice/6.0.6.1$Linux_X86_64 LibreOffice_project/00$Build-1</meta:generator>
    <meta:document-statistic meta:object-count="23"/>
  </office:meta>
</office:document-meta>
</file>